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erif"/>
    <style:font-face style:name="arial1" svg:font-family="arial, serif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officeooo:rsid="000db551" officeooo:paragraph-rsid="000db551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officeooo:rsid="000db551" officeooo:paragraph-rsid="000db551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db551" officeooo:paragraph-rsid="000db551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db551" officeooo:paragraph-rsid="000db551" style:font-size-asian="17.5pt" style:font-size-complex="20pt"/>
    </style:style>
    <style:style style:name="P5" style:family="paragraph" style:parent-style-name="Standard">
      <style:paragraph-properties fo:margin-left="1.251cm" fo:text-align="start" style:justify-single-word="false" fo:text-indent="0cm" style:auto-text-indent="false"/>
      <style:text-properties fo:font-size="20pt" officeooo:rsid="000db551" officeooo:paragraph-rsid="000db551" style:font-size-asian="17.5pt" style:font-size-complex="20pt"/>
    </style:style>
    <style:style style:name="P6" style:family="paragraph" style:parent-style-name="Standard">
      <style:paragraph-properties fo:margin-left="2.501cm" fo:text-align="start" style:justify-single-word="false" fo:text-indent="0cm" style:auto-text-indent="false"/>
      <style:text-properties fo:font-size="20pt" officeooo:rsid="000db551" officeooo:paragraph-rsid="000db551" style:font-size-asian="17.5pt" style:font-size-complex="20pt"/>
    </style:style>
    <style:style style:name="P7" style:family="paragraph" style:parent-style-name="Standard">
      <style:paragraph-properties fo:margin-left="1.251cm" fo:text-align="start" style:justify-single-word="false" fo:text-indent="0cm" style:auto-text-indent="false"/>
      <style:text-properties fo:font-size="20pt" fo:language="en" fo:country="US" officeooo:rsid="000db551" officeooo:paragraph-rsid="000db551" style:font-size-asian="17.5pt" style:font-size-complex="20pt" style:script-type="latin"/>
    </style:style>
    <style:style style:name="P8" style:family="paragraph" style:parent-style-name="Standard">
      <style:paragraph-properties fo:margin-left="1.251cm" fo:text-align="start" style:justify-single-word="false" fo:text-indent="0cm" style:auto-text-indent="false"/>
      <style:text-properties fo:font-size="20pt" officeooo:rsid="000e40b6" officeooo:paragraph-rsid="000e40b6" style:font-size-asian="17.5pt" style:font-size-complex="20pt"/>
    </style:style>
    <style:style style:name="P9" style:family="paragraph" style:parent-style-name="Text_20_body">
      <style:paragraph-properties fo:margin-left="1.251cm" fo:text-align="start" style:justify-single-word="false" fo:text-indent="0cm" style:auto-text-indent="false"/>
      <style:text-properties fo:font-variant="normal" fo:text-transform="none" fo:color="#000000" loext:opacity="100%" style:font-name="arial" fo:font-size="18pt" fo:letter-spacing="normal" fo:font-style="normal" fo:font-weight="normal" officeooo:rsid="000e40b6" officeooo:paragraph-rsid="000e40b6" style:font-size-asian="15.75pt" style:font-size-complex="18pt"/>
    </style:style>
    <style:style style:name="P10" style:family="paragraph" style:parent-style-name="normal">
      <loext:graphic-properties draw:fill="none" draw:fill-color="#ffffff"/>
      <style:paragraph-properties fo:margin-left="1.251cm" fo:margin-right="0cm" fo:margin-top="0.064cm" fo:margin-bottom="0.064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text-line-through-style="none" style:text-line-through-type="none" style:text-position="0% 100%" style:font-name="arial1" fo:font-size="18pt" style:text-underline-style="none" officeooo:paragraph-rsid="000e40b6" fo:background-color="transparent" style:font-name-asian="Aptos" style:font-size-asian="15.75pt" style:font-style-asian="normal" style:font-weight-asian="normal" style:font-name-complex="Aptos" style:font-size-complex="18pt"/>
    </style:style>
    <style:style style:name="P11" style:family="paragraph" style:parent-style-name="normal">
      <loext:graphic-properties draw:fill="none" draw:fill-color="#ffffff"/>
      <style:paragraph-properties fo:margin-left="1.251cm" fo:margin-right="0cm" fo:margin-top="0.064cm" fo:margin-bottom="0.064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style:text-line-through-style="none" style:text-line-through-type="none" style:font-name="arial1" fo:font-size="18pt" style:text-underline-style="none" officeooo:rsid="000e40b6" officeooo:paragraph-rsid="000e40b6" fo:background-color="transparent" style:font-name-asian="Aptos" style:font-size-asian="15.75pt" style:font-style-asian="normal" style:font-weight-asian="normal" style:font-name-complex="Aptos" style:font-size-complex="18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064cm" fo:margin-bottom="0.064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style:text-line-through-style="none" style:text-line-through-type="none" style:font-name="arial1" fo:font-size="18pt" style:text-underline-style="none" officeooo:rsid="000e40b6" officeooo:paragraph-rsid="000e40b6" fo:background-color="transparent" style:font-name-asian="Aptos" style:font-size-asian="15.75pt" style:font-style-asian="normal" style:font-weight-asian="normal" style:font-name-complex="Aptos" style:font-size-complex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Aptos" style:font-family-generic="roman" style:font-pitch="variable" fo:font-size="18pt" fo:font-style="normal" style:text-underline-style="none" fo:font-weight="normal" fo:background-color="transparent" loext:char-shading-value="0" style:font-name-asian="Aptos" style:font-size-asian="15.75pt" style:font-style-asian="normal" style:font-weight-asian="normal" style:font-name-complex="Aptos" style:font-size-complex="18pt"/>
    </style:style>
    <style:style style:name="T2" style:family="text">
      <style:text-properties officeooo:rsid="000ef5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les</text:p>
      <text:p text:style-name="P2">temas:</text:p>
      <text:p text:style-name="P2">información personal</text:p>
      <text:p text:style-name="P2">útiles escolares</text:p>
      <text:p text:style-name="P3"/>
      <text:p text:style-name="P4">ip:</text:p>
      <text:p text:style-name="P5">formato:</text:p>
      <text:p text:style-name="P6">pregunta</text:p>
      <text:p text:style-name="P6">respuesta</text:p>
      <text:p text:style-name="P5"/>
      <text:p text:style-name="P7">what’s your name?</text:p>
      <text:p text:style-name="P8">my name is {name}</text:p>
      <text:p text:style-name="P8"/>
      <text:p text:style-name="P9">how old are you?</text:p>
      <text:p text:style-name="P9">I’m {years} years old</text:p>
      <text:p text:style-name="P9"/>
      <text:p text:style-name="P10" loext:marker-style-name="T1">what’s your surname?</text:p>
      <text:p text:style-name="P11" loext:marker-style-name="T1">My surname is {surn}</text:p>
      <text:p text:style-name="P11" loext:marker-style-name="T1"/>
      <text:p text:style-name="P11" loext:marker-style-name="T1">whats your nacionality?</text:p>
      <text:p text:style-name="P11" loext:marker-style-name="T1">My nacionality is {nac}</text:p>
      <text:p text:style-name="P11" loext:marker-style-name="T1"/>
      <text:p text:style-name="P11" loext:marker-style-name="T1">where are you from?</text:p>
      <text:p text:style-name="P11" loext:marker-style-name="T1">I am from {ciud}</text:p>
      <text:p text:style-name="P11" loext:marker-style-name="T1"/>
      <text:p text:style-name="P11" loext:marker-style-name="T1">whats your favourite {cosa}?</text:p>
      <text:p text:style-name="P11" loext:marker-style-name="T1">/</text:p>
      <text:p text:style-name="P11" loext:marker-style-name="T1">who is your favourite {empleo/rol}?</text:p>
      <text:p text:style-name="P11" loext:marker-style-name="T1"><text:soft-page-break/>my favourite {cosa} is {favorita}</text:p>
      <text:p text:style-name="P11" loext:marker-style-name="T1">/</text:p>
      <text:p text:style-name="P11" loext:marker-style-name="T1">my favourite {empleo/rol} is {favorita}</text:p>
      <text:p text:style-name="P11" loext:marker-style-name="T1"/>
      <text:p text:style-name="P12" loext:marker-style-name="T1">uts:</text:p>
      <text:p text:style-name="P11" loext:marker-style-name="T1"/>
      <text:p text:style-name="P11" loext:marker-style-name="T1">español<text:tab/>ingles<text:tab/>pronunciacion en ingles</text:p>
      <text:p text:style-name="P11" loext:marker-style-name="T1"/>
      <text:p text:style-name="P11" loext:marker-style-name="T1">regla – ruler - ruler</text:p>
      <text:p text:style-name="P11" loext:marker-style-name="T1">cartuchera - pencil case - ppencil cceis</text:p>
      <text:p text:style-name="P11" loext:marker-style-name="T1">sacapuntas - pencil sharpener<text:tab/>- pencilsharppener</text:p>
      <text:p text:style-name="P11" loext:marker-style-name="T1">birome<text:tab/>- pen<text:tab/>- pen</text:p>
      <text:p text:style-name="P11" loext:marker-style-name="T1">libro<text:tab/> - book<text:tab/>- buk</text:p>
      <text:p text:style-name="P11" loext:marker-style-name="T1">lapiz<text:tab/>- pencil<text:tab/>- pencil</text:p>
      <text:p text:style-name="P11" loext:marker-style-name="T1">cuaderno<text:tab/>- notebook<text:tab/>- noutbuk</text:p>
      <text:p text:style-name="P11" loext:marker-style-name="T1">plaaticola<text:tab/>- glue<text:tab/>- glu</text:p>
      <text:p text:style-name="P11" loext:marker-style-name="T1">tijera<text:tab/>- scissors<text:tab/>- saisors</text:p>
      <text:p text:style-name="P11" loext:marker-style-name="T1">mochila<text:tab/>- backpack / schoolblack<text:tab/>- bacpac / sculbac</text:p>
      <text:p text:style-name="P11" loext:marker-style-name="T1">fibra - <text:tab/>marker<text:tab/>- marker</text:p>
      <text:p text:style-name="P11" loext:marker-style-name="T1">marcador<text:tab/>- highlighter<text:tab/>- jailaiter</text:p>
      <text:p text:style-name="P11" loext:marker-style-name="T1"/>
      <text:p text:style-name="P11" loext:marker-style-name="T1">aclaraciones</text:p>
      <text:p text:style-name="P11" loext:marker-style-name="T1">ruler : lengua en lo mas alto del paladar para la r</text:p>
      <text:p text:style-name="P11" loext:marker-style-name="T1">para cosas de colores sw les agrega coloured (colorid)</text:p>
      <text:p text:style-name="P11" loext:marker-style-name="T1">oraciones</text:p>
      <text:p text:style-name="P11" loext:marker-style-name="T1">singular</text:p>
      <text:p text:style-name="P11" loext:marker-style-name="T1">the {object} is {artribute}</text:p>
      <text:p text:style-name="P11" loext:marker-style-name="T1"><text:s text:c="4"/>• the {object} &gt;&gt; sustantivo</text:p>
      <text:p text:style-name="P11" loext:marker-style-name="T1"><text:s text:c="4"/>• is &gt;&gt; verbo</text:p>
      <text:p text:style-name="P11" loext:marker-style-name="T1"><text:s text:c="4"/>• {atribute} &gt;&gt; complemento</text:p>
      <text:p text:style-name="P11" loext:marker-style-name="T1"><text:soft-page-break/>a / an usos</text:p>
      <text:p text:style-name="P11" loext:marker-style-name="T1">a pencil …. {como pencil no empieza en vocal se usa a}</text:p>
      <text:p text:style-name="P11" loext:marker-style-name="T1">an arraser …. {como arraser empieza en vocal se usa an}</text:p>
      <text:p text:style-name="P11" loext:marker-style-name="T1">plural</text:p>
      <text:p text:style-name="P11" loext:marker-style-name="T1">object se le agrega s al final ej:</text:p>
      <text:p text:style-name="P11" loext:marker-style-name="T1">book –&gt; books</text:p>
      <text:p text:style-name="P11" loext:marker-style-name="T1"/>
      <text:p text:style-name="P11" loext:marker-style-name="T1">colores</text:p>
      <text:p text:style-name="P11" loext:marker-style-name="T1"><text:s text:c="4"/>1. purple</text:p>
      <text:p text:style-name="P11" loext:marker-style-name="T1"><text:s text:c="4"/>2. purple and red</text:p>
      <text:p text:style-name="P11" loext:marker-style-name="T1"><text:s text:c="4"/>3. purple, red and gray</text:p>
      <text:p text:style-name="P11" loext:marker-style-name="T1"><text:s text:c="4"/><text:span text:style-name="T2">4+. mul</text:span>ticolor</text:p>
      <text:p text:style-name="P11" loext:marker-style-name="T1"/>
      <text:p text:style-name="P11" loext:marker-style-name="T1">articulos</text:p>
      <text:p text:style-name="P11" loext:marker-style-name="T1"/>
      <text:p text:style-name="P11" loext:marker-style-name="T1">the -&gt; plural / singular</text:p>
      <text:p text:style-name="P11" loext:marker-style-name="T1"/>
      <text:p text:style-name="P11" loext:marker-style-name="T1">a / an -&gt; singul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erif"/>
    <style:font-face style:name="arial1" svg:font-family="arial, serif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.353cm" style:contextual-spacing="false" fo:line-height="100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9:08:54.066924500</meta:creation-date>
    <dc:date>2025-10-08T19:37:07.127200000</dc:date>
    <meta:editing-duration>PT2M7S</meta:editing-duration>
    <meta:editing-cycles>1</meta:editing-cycles>
    <meta:document-statistic meta:table-count="0" meta:image-count="0" meta:object-count="0" meta:page-count="3" meta:paragraph-count="61" meta:word-count="245" meta:character-count="1355" meta:non-whitespace-character-count="1140"/>
    <meta:generator>LibreOffice/25.8.1.1$Windows_X86_64 LibreOffice_project/54047653041915e595ad4e45cccea684809c77b5</meta:generator>
  </office:meta>
</office:document-meta>
</file>